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25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rotation-align="none"/>
    </style: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ata Analysis Supply Chain Exampl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ariant 1: shipping with plane and diesel lorry, dirty intermediate and final production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ariant 2: shipping with ship and electric train, clean intermediate and final production 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" office:value-type="string" calcext:value-type="string">
            <text:p>scenario a: switch from v1 to v2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</table:table-row>
        <table:table-row table:style-name="ro1">
          <table:table-cell office:value-type="string" calcext:value-type="string">
            <text:p>Average Trace Cost</text:p>
          </table:table-cell>
          <table:table-cell office:value-type="float" office:value="0.001102344" calcext:value-type="float">
            <text:p>0.001102344</text:p>
          </table:table-cell>
          <table:table-cell table:style-name="ce1" office:value-type="float" office:value="-0.00016125536" calcext:value-type="float">
            <text:p>-1.61E-04</text:p>
          </table:table-cell>
          <table:table-cell/>
          <table:table-cell office:value-type="float" office:value="-0.00126359936" calcext:value-type="float">
            <text:p>-0.00126359936</text:p>
          </table:table-cell>
          <table:table-cell office:value-type="float" office:value="-114.628406377682" calcext:value-type="float">
            <text:p>-114.62840637768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duce Intermediate </text:p>
          </table:table-cell>
          <table:table-cell table:style-name="ce1" office:value-type="float" office:value="0.000539999999999999" calcext:value-type="float">
            <text:p>5.40E-04</text:p>
          </table:table-cell>
          <table:table-cell table:style-name="ce1" office:value-type="float" office:value="0.0000474999999999999" calcext:value-type="float">
            <text:p>4.75E-05</text:p>
          </table:table-cell>
          <table:table-cell/>
          <table:table-cell table:style-name="ce1" office:value-type="float" office:value="-0.000492499999999999" calcext:value-type="float">
            <text:p>-4.92E-04</text:p>
          </table:table-cell>
          <table:table-cell office:value-type="float" office:value="-91.2037037037037" calcext:value-type="float">
            <text:p>-91.2037037037037</text:p>
          </table:table-cell>
        </table:table-row>
        <table:table-row table:style-name="ro1">
          <table:table-cell office:value-type="string" calcext:value-type="string">
            <text:p>Product deliver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ulate Demand 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received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table:style-name="ce1" office:value-type="float" office:value="0.000011" calcext:value-type="float">
            <text:p>1.10E-05</text:p>
          </table:table-cell>
          <table:table-cell table:style-name="ce1" office:value-type="float" office:value="-0.000128" calcext:value-type="float">
            <text:p>-1.28E-04</text:p>
          </table:table-cell>
          <table:table-cell/>
          <table:table-cell table:style-name="ce1" office:value-type="float" office:value="-0.000139" calcext:value-type="float">
            <text:p>-1.39E-04</text:p>
          </table:table-cell>
          <table:table-cell office:value-type="float" office:value="-1263.63636363636" calcext:value-type="float">
            <text:p>-1263.63636363636</text:p>
          </table:table-cell>
        </table:table-row>
        <table:table-row table:style-name="ro1">
          <table:table-cell office:value-type="string" calcext:value-type="string">
            <text:p>Transport Intermediate</text:p>
          </table:table-cell>
          <table:table-cell table:style-name="ce1" office:value-type="float" office:value="0.0000000635000000000001" calcext:value-type="float">
            <text:p>6.35E-08</text:p>
          </table:table-cell>
          <table:table-cell table:style-name="ce1" office:value-type="float" office:value="0.00000000082" calcext:value-type="float">
            <text:p>8.20E-10</text:p>
          </table:table-cell>
          <table:table-cell/>
          <table:table-cell table:style-name="ce1" office:value-type="float" office:value="-0.0000000626800000000001" calcext:value-type="float">
            <text:p>-6.27E-08</text:p>
          </table:table-cell>
          <table:table-cell office:value-type="float" office:value="-98.7086614173228" calcext:value-type="float">
            <text:p>-98.7086614173228</text:p>
          </table:table-cell>
        </table:table-row>
        <table:table-row table:style-name="ro1">
          <table:table-cell office:value-type="string" calcext:value-type="string">
            <text:p>Deliver Product</text:p>
          </table:table-cell>
          <table:table-cell table:style-name="ce1" office:value-type="float" office:value="0.0000001085" calcext:value-type="float">
            <text:p>1.09E-07</text:p>
          </table:table-cell>
          <table:table-cell table:style-name="ce1" office:value-type="float" office:value="-0.0000001285" calcext:value-type="float">
            <text:p>-1.29E-07</text:p>
          </table:table-cell>
          <table:table-cell/>
          <table:table-cell table:style-name="ce1" office:value-type="float" office:value="-0.000000237" calcext:value-type="float">
            <text:p>-2.37E-07</text:p>
          </table:table-cell>
          <table:table-cell office:value-type="float" office:value="-218.433179723502" calcext:value-type="float">
            <text:p>-218.43317972350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</table:table-row>
        <table:table-row table:style-name="ro1" table:number-rows-repeated="3">
          <table:table-cell table:number-columns-repeated="6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6:18:46.4018642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4:56:47.391354161</meta:creation-date>
    <dc:date>2022-05-30T16:22:29.206281258</dc:date>
    <meta:editing-duration>PT53M21S</meta:editing-duration>
    <meta:editing-cycles>7</meta:editing-cycles>
    <meta:generator>LibreOffice/6.4.7.2$Linux_X86_64 LibreOffice_project/40$Build-2</meta:generator>
    <meta:document-statistic meta:table-count="1" meta:cell-count="48" meta:object-count="0"/>
  </office:meta>
</office:document-meta>
</file>